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H" style:family="table-column">
      <style:table-column-properties style:column-width="2.127cm" style:rel-column-width="81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125cm" style:rel-column-width="8191*"/>
    </style:style>
    <style:style style:name="Table2.H" style:family="table-column">
      <style:table-column-properties style:column-width="2.127cm" style:rel-column-width="81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f7d1" officeooo:paragraph-rsid="001ef7d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f7d1" officeooo:paragraph-rsid="001ef7d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22686" officeooo:paragraph-rsid="0022268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684fe" officeooo:paragraph-rsid="002684f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1ef7d1" officeooo:paragraph-rsid="001ef7d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1ef7d1" officeooo:paragraph-rsid="001f86f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222686" officeooo:paragraph-rsid="0022268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222686" officeooo:paragraph-rsid="002684fe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ef7d1" officeooo:paragraph-rsid="001ef7d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f9a7a" officeooo:paragraph-rsid="002f9a7a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3195fc" officeooo:paragraph-rsid="003195fc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361410" officeooo:paragraph-rsid="00361410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f9a7a" officeooo:paragraph-rsid="002f9a7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61410" officeooo:paragraph-rsid="00361410" style:font-style-asian="normal" style:font-weight-asian="normal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officeooo:rsid="00222686" officeooo:paragraph-rsid="00222686"/>
    </style:style>
    <style:style style:name="P17" style:family="paragraph" style:parent-style-name="Table_20_Contents">
      <style:paragraph-properties fo:text-align="center" style:justify-single-word="false"/>
      <style:text-properties officeooo:rsid="00222686" officeooo:paragraph-rsid="00222686"/>
    </style:style>
    <style:style style:name="P18" style:family="paragraph" style:parent-style-name="Table_20_Contents">
      <style:paragraph-properties fo:text-align="start" style:justify-single-word="false"/>
      <style:text-properties style:font-name="Ubuntu" fo:font-size="11pt" officeooo:rsid="00222686" officeooo:paragraph-rsid="00222686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officeooo:rsid="0027e0f0" officeooo:paragraph-rsid="0027e0f0"/>
    </style:style>
    <style:style style:name="P20" style:family="paragraph" style:parent-style-name="Table_20_Contents">
      <style:paragraph-properties fo:text-align="start" style:justify-single-word="false"/>
      <style:text-properties officeooo:rsid="003195fc" officeooo:paragraph-rsid="003195fc"/>
    </style:style>
    <style:style style:name="P21" style:family="paragraph" style:parent-style-name="Table_20_Contents">
      <style:paragraph-properties fo:text-align="center" style:justify-single-word="false"/>
      <style:text-properties officeooo:rsid="003195fc" officeooo:paragraph-rsid="003195fc"/>
    </style:style>
    <style:style style:name="P22" style:family="paragraph" style:parent-style-name="Table_20_Contents">
      <style:paragraph-properties fo:text-align="start" style:justify-single-word="false"/>
      <style:text-properties officeooo:rsid="00361410" officeooo:paragraph-rsid="00361410"/>
    </style:style>
    <style:style style:name="P23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1ef7d1" officeooo:paragraph-rsid="001ef7d1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1f86f1" officeooo:paragraph-rsid="001f86f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1fc5e9" officeooo:paragraph-rsid="001f86f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1fc5e9" officeooo:paragraph-rsid="001fc5e9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27e0f0" officeooo:paragraph-rsid="0027e0f0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f7d1" officeooo:paragraph-rsid="001ef7d1" style:font-weight-asian="bold" style:font-weight-complex="bold"/>
    </style:style>
    <style:style style:name="P29" style:family="paragraph" style:parent-style-name="Standard" style:list-style-name="L2">
      <style:paragraph-properties fo:text-align="start" style:justify-single-word="false"/>
      <style:text-properties officeooo:paragraph-rsid="002684fe"/>
    </style:style>
    <style:style style:name="P30" style:family="paragraph" style:parent-style-name="Standard" style:list-style-name="L3">
      <style:paragraph-properties fo:text-align="start" style:justify-single-word="false"/>
      <style:text-properties officeooo:paragraph-rsid="0027e0f0"/>
    </style:style>
    <style:style style:name="P31" style:family="paragraph" style:parent-style-name="Standard" style:list-style-name="L4">
      <style:paragraph-properties fo:text-align="start" style:justify-single-word="false"/>
      <style:text-properties officeooo:paragraph-rsid="0027e0f0"/>
    </style:style>
    <style:style style:name="P32" style:family="paragraph" style:parent-style-name="Standard" style:list-style-name="L5">
      <style:paragraph-properties fo:text-align="start" style:justify-single-word="false"/>
      <style:text-properties officeooo:paragraph-rsid="0027e0f0"/>
    </style:style>
    <style:style style:name="P33" style:family="paragraph" style:parent-style-name="Standard" style:list-style-name="L6">
      <style:paragraph-properties fo:text-align="start" style:justify-single-word="false"/>
      <style:text-properties fo:font-style="normal" style:text-underline-style="none" fo:font-weight="normal" officeooo:rsid="00361410" officeooo:paragraph-rsid="00361410" style:font-style-asian="normal" style:font-weight-asian="normal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variant="normal" fo:text-transform="none" fo:color="#212121" style:font-name="Ubuntu" fo:font-size="11pt" fo:letter-spacing="normal" fo:font-style="normal" fo:font-weight="normal" officeooo:rsid="00222686" officeooo:paragraph-rsid="00222686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86f1" style:font-weight-asian="normal" style:font-weight-complex="normal"/>
    </style:style>
    <style:style style:name="T3" style:family="text">
      <style:text-properties fo:font-weight="normal" officeooo:rsid="001fc5e9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 fo:font-weight="normal" officeooo:rsid="0027e0f0" style:font-weight-asian="normal" style:font-weight-complex="normal"/>
    </style:style>
    <style:style style:name="T6" style:family="text">
      <style:text-properties style:text-underline-style="none" fo:font-weight="normal" officeooo:rsid="002684fe" style:font-weight-asian="normal" style:font-weight-complex="normal"/>
    </style:style>
    <style:style style:name="T7" style:family="text">
      <style:text-properties officeooo:rsid="001fc5e9"/>
    </style:style>
    <style:style style:name="T8" style:family="text">
      <style:text-properties officeooo:rsid="00222686"/>
    </style:style>
    <style:style style:name="T9" style:family="text">
      <style:text-properties officeooo:rsid="002684fe"/>
    </style:style>
    <style:style style:name="T10" style:family="text">
      <style:text-properties officeooo:rsid="0027e0f0"/>
    </style:style>
    <style:style style:name="T11" style:family="text">
      <style:text-properties style:text-position="super 58%"/>
    </style:style>
    <style:style style:name="T12" style:family="text">
      <style:text-properties style:text-position="super 58%" style:text-underline-style="none" fo:font-weight="normal" officeooo:rsid="0027e0f0" style:font-weight-asian="normal" style:font-weight-complex="normal"/>
    </style:style>
    <style:style style:name="T13" style:family="text">
      <style:text-properties officeooo:rsid="003195f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OKENS</text:p>
      <text:p text:style-name="P1"/>
      <text:list xml:id="list3783390678539904404" text:style-name="L1">
        <text:list-item>
          <text:p text:style-name="P23">AUTO GENERATED TOKENS</text:p>
        </text:list-item>
        <text:list-item>
          <text:p text:style-name="P23">TAGGED TOKENS</text:p>
        </text:list-item>
      </text:list>
      <text:p text:style-name="P2"/>
      <text:p text:style-name="P2"/>
      <text:p text:style-name="P2"/>
      <text:p text:style-name="P5">I. <text:span text:style-name="T4">AUTO GENERATED TOKENS</text:span></text:p>
      <text:p text:style-name="P2"/>
      <text:p text:style-name="P5"><text:tab/>-<text:span text:style-name="T1">Download tokens - </text:span><text:span text:style-name="T2">Downloading tokens to transilate. </text:span><text:span text:style-name="T1">It will save in </text:span><text:span text:style-name="T2">db</text:span><text:span text:style-name="T1"> as well as download <text:tab/> <text:s/>as excel file.</text:span></text:p>
      <text:p text:style-name="P5"><text:span text:style-name="T1"><text:tab/>-Upload translated tokens - </text:span><text:span text:style-name="T2">a</text:span><text:span text:style-name="T1">dmin/user will upload tokens to </text:span><text:span text:style-name="T2">db.</text:span></text:p>
      <text:p text:style-name="P5"><text:span text:style-name="T1"><text:tab/>-</text:span><text:span text:style-name="T2">Update tokens - admin/user can update token.</text:span></text:p>
      <text:p text:style-name="P24"><text:tab/>-Download translated tokens – admin/user can download translated tokens.</text:p>
      <text:p text:style-name="P6"><text:span text:style-name="T2"><text:tab/>-Delete/remove tokens – admin can delete/remove <text:s/></text:span><text:span text:style-name="T3">tokens.</text:span></text:p>
      <text:p text:style-name="P25"/>
      <text:p text:style-name="P26"><text:tab/></text:p>
      <text:p text:style-name="P3"><text:span text:style-name="T7">D</text:span>ATABASE STRUCTURE FOR AGT</text:p>
      <text:p text:style-name="P3"/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16">Id</text:p>
          </table:table-cell>
          <table:table-cell table:style-name="Table1.A1" office:value-type="string">
            <text:p text:style-name="P16">Token</text:p>
          </table:table-cell>
          <table:table-cell table:style-name="Table1.A1" office:value-type="string">
            <text:p text:style-name="P17">Translates tokens</text:p>
          </table:table-cell>
          <table:table-cell table:style-name="Table1.A1" office:value-type="string">
            <text:p text:style-name="P16">Souce id</text:p>
          </table:table-cell>
          <table:table-cell table:style-name="Table1.A1" office:value-type="string">
            <text:p text:style-name="P17">Version number</text:p>
          </table:table-cell>
          <table:table-cell table:style-name="Table1.A1" office:value-type="string">
            <text:p text:style-name="P16">Created at </text:p>
          </table:table-cell>
          <table:table-cell table:style-name="Table1.A1" office:value-type="string">
            <text:p text:style-name="P16">Updated at</text:p>
          </table:table-cell>
          <table:table-cell table:style-name="Table1.H1" office:value-type="string">
            <text:p text:style-name="P16">Deleted at</text:p>
          </table:table-cell>
        </table:table-row>
        <table:table-row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In</text:p>
          </table:table-cell>
          <table:table-cell table:style-name="Table1.A2" office:value-type="string">
            <text:p text:style-name="P34">Dans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5">--</text:p>
          </table:table-cell>
          <table:table-cell table:style-name="Table1.A2" office:value-type="string">
            <text:p text:style-name="P15">--</text:p>
          </table:table-cell>
          <table:table-cell table:style-name="Table1.H2" office:value-type="string">
            <text:p text:style-name="P15">--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H2" office:value-type="string">
            <text:p text:style-name="P15">--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H2" office:value-type="string">
            <text:p text:style-name="P15"/>
          </table:table-cell>
        </table:table-row>
      </table:table>
      <text:p text:style-name="P7"/>
      <text:p text:style-name="P7"/>
      <text:p text:style-name="P7"/>
      <text:p text:style-name="P3">API’s FOR <text:s/>AGT</text:p>
      <text:p text:style-name="P3"/>
      <text:p text:style-name="P7"><text:tab/><text:span text:style-name="T10">1 </text:span>- "/v1/dwntokens", methods=["POST"] – for downlading tokens.</text:p>
      <text:p text:style-name="P7"><text:tab/><text:span text:style-name="T10">2 </text:span>- "/v1/uptokens", methods=["POST"] – for uploading and updating translated tokens.</text:p>
      <text:p text:style-name="P7"><text:tab/><text:span text:style-name="T10">3 </text:span>- "/v1/dwntransltdtoken", methods=["POST"] – downloading translated tokens.</text:p>
      <text:p text:style-name="P8"><text:tab/><text:span text:style-name="T10">4 </text:span>- "/v1/d<text:span text:style-name="T9">eletetoken</text:span>", methods=["POST"] – <text:span text:style-name="T9">deleting tokens.</text:span></text:p>
      <text:p text:style-name="P8"/>
      <text:p text:style-name="P4">SUMMARY:</text:p>
      <text:p text:style-name="P4"/>
      <text:list xml:id="list5174509406308346860" text:style-name="L2">
        <text:list-item>
          <text:p text:style-name="P29"><text:span text:style-name="T6">In AGT (auto generated tokens) user will come for downloading tokens. If the token is exist in database the user can downl</text:span><text:span text:style-name="T5">oa</text:span><text:span text:style-name="T6">d <text:s/>directly, otherwise he needs to generate tokens. The generated tokens will be saved in db and download as excel file. </text:span><text:span text:style-name="T5">These process will done by calling 1</text:span><text:span text:style-name="T12">st</text:span><text:span text:style-name="T5"> API.</text:span></text:p>
        </text:list-item>
      </text:list>
      <text:list xml:id="list1469243728724031549" text:style-name="L3">
        <text:list-item>
          <text:p text:style-name="P30"><text:span text:style-name="T5">User/admin can able to upload and update translated tokens for translation. This process is done by calling 2</text:span><text:span text:style-name="T12">nd</text:span><text:span text:style-name="T5"> API. </text:span></text:p>
        </text:list-item>
      </text:list>
      <text:list xml:id="list6233201115504147915" text:style-name="L4">
        <text:list-item>
          <text:p text:style-name="P31"><text:span text:style-name="T5">Users can able to downlaod translated tokens. This process is done by calling 3</text:span><text:span text:style-name="T12">rd </text:span><text:span text:style-name="T5">API. </text:span></text:p>
        </text:list-item>
      </text:list>
      <text:list xml:id="list7654169107151235114" text:style-name="L5">
        <text:list-item>
          <text:p text:style-name="P32"><text:span text:style-name="T5">Admin can able to delete/remove tokens from db. This process is done by calling 4</text:span><text:span text:style-name="T12">th</text:span><text:span text:style-name="T5"> API.</text:span>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10"><text:soft-page-break/><text:span text:style-name="T10">I</text:span>I. TAGGED TOKENS</text:p>
      <text:p text:style-name="P13"/>
      <text:p text:style-name="P13"><text:tab/>-Upload tagged tokens to db – <text:span text:style-name="T13">admin/user can upload tagged tokens.</text:span></text:p>
      <text:p text:style-name="P13"><text:tab/>-Update tagged tokens – <text:span text:style-name="T13">admin/user can update tagged tokens.</text:span></text:p>
      <text:p text:style-name="P13"><text:tab/>-Delete/remove <text:s/>tagged tokens – <text:span text:style-name="T13">admin can delete tagged tokens.</text:span></text:p>
      <text:p text:style-name="P13"><text:tab/>- Download tagged tokens – <text:span text:style-name="T13">admin/user can download tagged tokens.</text:span></text:p>
      <text:p text:style-name="P13"><text:tab/></text:p>
      <text:p text:style-name="P13"/>
      <text:p text:style-name="P11">DB STRUCTURE FOR TAGGED TOKKENS</text:p>
      <text:p text:style-name="P11"/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20">Id</text:p>
          </table:table-cell>
          <table:table-cell table:style-name="Table2.A1" office:value-type="string">
            <text:p text:style-name="P21">Tagged tokens</text:p>
          </table:table-cell>
          <table:table-cell table:style-name="Table2.A1" office:value-type="string">
            <text:p text:style-name="P21">Strong number</text:p>
          </table:table-cell>
          <table:table-cell table:style-name="Table2.A1" office:value-type="string">
            <text:p text:style-name="P20">Source id</text:p>
          </table:table-cell>
          <table:table-cell table:style-name="Table2.A1" office:value-type="string">
            <text:p text:style-name="P21">Version number <text:s/></text:p>
          </table:table-cell>
          <table:table-cell table:style-name="Table2.A1" office:value-type="string">
            <text:p text:style-name="P20">Created at </text:p>
          </table:table-cell>
          <table:table-cell table:style-name="Table2.A1" office:value-type="string">
            <text:p text:style-name="P20">Updated at</text:p>
          </table:table-cell>
          <table:table-cell table:style-name="Table2.H1" office:value-type="string">
            <text:p text:style-name="P20">Deleted at</text:p>
          </table:table-cell>
        </table:table-row>
        <table:table-row>
          <table:table-cell table:style-name="Table2.A2" office:value-type="string">
            <text:p text:style-name="P22">1</text:p>
          </table:table-cell>
          <table:table-cell table:style-name="Table2.A2" office:value-type="string">
            <text:p text:style-name="P22">In the</text:p>
          </table:table-cell>
          <table:table-cell table:style-name="Table2.A2" office:value-type="string">
            <text:p text:style-name="P22">567</text:p>
          </table:table-cell>
          <table:table-cell table:style-name="Table2.A2" office:value-type="string">
            <text:p text:style-name="P22">1</text:p>
          </table:table-cell>
          <table:table-cell table:style-name="Table2.A2" office:value-type="string">
            <text:p text:style-name="P22">1</text:p>
          </table:table-cell>
          <table:table-cell table:style-name="Table2.A2" office:value-type="string">
            <text:p text:style-name="P15">--</text:p>
          </table:table-cell>
          <table:table-cell table:style-name="Table2.A2" office:value-type="string">
            <text:p text:style-name="P15">--</text:p>
          </table:table-cell>
          <table:table-cell table:style-name="Table2.H2" office:value-type="string">
            <text:p text:style-name="P15">--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H2" office:value-type="string">
            <text:p text:style-name="P15"/>
          </table:table-cell>
        </table:table-row>
      </table:table>
      <text:p text:style-name="P11"/>
      <text:p text:style-name="P11"/>
      <text:p text:style-name="P11"/>
      <text:p text:style-name="P12">API’s FOR TAGGED TOKENS</text:p>
      <text:p text:style-name="P12"/>
      <text:p text:style-name="P12"/>
      <text:p text:style-name="P14"><text:tab/>1 - <text:span text:style-name="T8">"/v1/</text:span>uptagtoken<text:span text:style-name="T8">", methods=["POST"] – </text:span>for updating and uploading tagged tokens.</text:p>
      <text:p text:style-name="P14"><text:tab/>2 - <text:span text:style-name="T8">"/v1/</text:span>deltagtoken<text:span text:style-name="T8">", methods=["POST"] – </text:span>deleting tagged tokens.</text:p>
      <text:p text:style-name="P14"><text:tab/>3 - <text:span text:style-name="T8">"/v1/dwn</text:span>tag<text:span text:style-name="T8">tokens", methods=["POST"] – </text:span>for downloading tagged tokens.</text:p>
      <text:p text:style-name="P14"/>
      <text:p text:style-name="P14"/>
      <text:p text:style-name="P13"/>
      <text:p text:style-name="P12">SUMMARY</text:p>
      <text:p text:style-name="P12"/>
      <text:list xml:id="list7027084972393368376" text:style-name="L6">
        <text:list-item>
          <text:p text:style-name="P33">For tagged tokens user need to upload tagged tokens for translaton. If tokens are available in db user/admin can update the tokens. This process is done by calling 1<text:span text:style-name="T11">st</text:span> API.</text:p>
        </text:list-item>
        <text:list-item>
          <text:p text:style-name="P33">Admin can delete tagged tokens from db. This process is done by calling 2<text:span text:style-name="T11">nd</text:span> API.</text:p>
        </text:list-item>
        <text:list-item>
          <text:p text:style-name="P33">User can download tagged token from db if exist. This process is done by calling 3<text:span text:style-name="T11">rd</text:span> API. 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1:27:53.436272484</meta:creation-date>
    <dc:date>2017-05-11T16:20:35.605054383</dc:date>
    <meta:editing-duration>PT2H51M22S</meta:editing-duration>
    <meta:editing-cycles>8</meta:editing-cycles>
    <meta:generator>LibreOffice/5.1.6.2$Linux_X86_64 LibreOffice_project/10m0$Build-2</meta:generator>
    <meta:document-statistic meta:table-count="2" meta:image-count="0" meta:object-count="0" meta:page-count="2" meta:paragraph-count="69" meta:word-count="389" meta:character-count="2440" meta:non-whitespace-character-count="2081"/>
  </office:meta>
</office:document-meta>
</file>